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5000000032A6DE5DEF57D700F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weight="bold" style:font-weight-asian="bold"/>
    </style:style>
    <style:style style:name="P3" style:family="paragraph" style:parent-style-name="Standard">
      <style:text-properties style:font-name="Trebuchet MS" fo:font-style="italic" officeooo:rsid="0009e4ec" officeooo:paragraph-rsid="0009e4ec" style:font-style-asian="italic" style:font-style-complex="italic"/>
    </style:style>
    <style:style style:name="P4" style:family="paragraph" style:parent-style-name="Standard">
      <style:text-properties style:font-name="Trebuchet MS" officeooo:paragraph-rsid="0009e4e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WWNum1"/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officeooo:rsid="0009e4ec" officeooo:paragraph-rsid="0009e4ec" style:font-style-asian="italic" style:font-style-complex="italic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style:font-name="Trebuchet MS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style:font-name="Trebuchet MS" fo:font-style="italic" officeooo:rsid="0009e4ec" officeooo:paragraph-rsid="0009e4ec" style:font-style-asian="italic" style:font-style-complex="italic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Trebuchet MS" officeooo:paragraph-rsid="0009e4ec"/>
    </style:style>
    <style:style style:name="P12" style:family="paragraph" style:parent-style-name="Standard" style:master-page-name="Standard">
      <style:paragraph-properties style:page-number="auto"/>
      <style:text-properties style:font-name="Trebuchet MS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weight="bold" style:font-weight-asian="bold"/>
    </style:style>
    <style:style style:name="T3" style:family="text">
      <style:text-properties style:font-name="Trebuchet MS" fo:font-style="italic" style:font-style-asian="italic"/>
    </style:style>
    <style:style style:name="T4" style:family="text">
      <style:text-properties style:font-name="Courier New" style:font-name-complex="Courier New1"/>
    </style:style>
    <style:style style:name="T5" style:family="text">
      <style:text-properties fo:color="#99003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tyle="italic" officeooo:rsid="0009e4e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><text:span text:style-name="T2">Take-Home: Quiz 1 (15 pts) – Introduction to Computer Programming</text:span></text:p>
      <text:p text:style-name="P2"/>
      <text:p text:style-name="P5"><text:span text:style-name="T2">Print out, and provide your solutions to your TA in lab during the week of January 25th!</text:span></text:p>
      <text:p text:style-name="P2"/>
      <text:p text:style-name="P2"/>
      <text:list xml:id="list1948686663536949265" text:style-name="WWNum1">
        <text:list-item>
          <text:p text:style-name="P6"><text:span text:style-name="T1">(3 pts) Why do we study algorithms in computer science? Explain.</text:span></text:p>
        </text:list-item>
      </text:list>
      <text:p text:style-name="P1"/>
      <text:p text:style-name="P4"><text:span text:style-name="T8">They are logically and specifically defined instructions that a computer can follow with exactly predictable outputs. <text:s/>Thus, algorithms allow the machine to do useful work that we would have otherwise needed to do by hand. <text:s/>Most (all?) useful programs run on a series of algorithms.</text:span></text:p>
      <text:p text:style-name="P1"/>
      <text:p text:style-name="P1"/>
      <text:list xml:id="list202511975126503" text:continue-numbering="true" text:style-name="WWNum1">
        <text:list-item>
          <text:p text:style-name="P6"><text:span text:style-name="T1">(3 pts) Is the following an algorithm? Why or why not?</text:span></text:p>
          <text:list>
            <text:list-item>
              <text:p text:style-name="P6"><text:span text:style-name="T1">Apply small amount of shampoo to hair</text:span></text:p>
            </text:list-item>
            <text:list-item>
              <text:p text:style-name="P6"><text:span text:style-name="T1">Work into scalp for about 1 minute</text:span></text:p>
            </text:list-item>
            <text:list-item>
              <text:p text:style-name="P6"><text:span text:style-name="T1">Rinse thoroughly</text:span></text:p>
            </text:list-item>
            <text:list-item>
              <text:p text:style-name="P6"><text:span text:style-name="T1">Repeat</text:span></text:p>
            </text:list-item>
          </text:list>
        </text:list-item>
      </text:list>
      <text:p text:style-name="P1"/>
      <text:p text:style-name="P4"><text:span text:style-name="T8">Problems – no loop termination. <text:s/>Thoroughly is not well-defined. <text:s/>“Small amount” is not well-defined. <text:s/>“About 1 minute” we can probably accept by putting in a rand() in there somewhere.</text:span></text:p>
      <text:p text:style-name="P1"/>
      <text:p text:style-name="P1"/>
      <text:list xml:id="list202512989322168" text:continue-numbering="true" text:style-name="WWNum1">
        <text:list-item>
          <text:p text:style-name="P6"><text:span text:style-name="T1">(3 pts) What is the Software Development Method?</text:span></text:p>
        </text:list-item>
      </text:list>
      <text:p text:style-name="P1"/>
      <text:p text:style-name="P3">a) Specify problem requirements – making sure we understand exactly how many lolcat gifs the user wants, and in what order.</text:p>
      <text:p text:style-name="P3">b) Analyzing the problem – figuring out if we need user inputs, what variables we’ll require, how much kitty litter to buy…</text:p>
      <text:p text:style-name="P3">c) Design the algorithm – come up with some psuedocode or a procedure to get the job done</text:p>
      <text:p text:style-name="P3">d) Implement the algorithm – this is the part where you write all your bugs</text:p>
      <text:p text:style-name="P3">e) Test and verify the program – this is the part where you lament all the bugs you wrote</text:p>
      <text:p text:style-name="P3">f) Maintain and update program – this is where you look through old code and curse the asshole that wrote this incomprehensible mess (hint: it’s you)</text:p>
      <text:p text:style-name="P1"/>
      <text:p text:style-name="P1"/>
      <text:p text:style-name="P1"/>
      <text:p text:style-name="P1"/>
      <text:p text:style-name="P1"><text:soft-page-break/></text:p>
      <text:list xml:id="list202512935106809" text:continue-numbering="true" text:style-name="WWNum1">
        <text:list-item>
          <text:p text:style-name="P6"><text:span text:style-name="T1">(3 pts) Why do we write programs in languages such as </text:span><text:span text:style-name="T3">C</text:span><text:span text:style-name="T1">, instead of directly writing them in </text:span><text:span text:style-name="T3">machine</text:span><text:span text:style-name="T1"> language?</text:span></text:p>
        </text:list-item>
      </text:list>
      <text:p text:style-name="P1"/>
      <text:p text:style-name="P10">Because uh… I’d rather write something like</text:p>
      <text:p text:style-name="P10"/>
      <text:p text:style-name="P10">get_lolcat_pics();</text:p>
      <text:p text:style-name="P10">open_lolcat_pics();</text:p>
      <text:p text:style-name="P10">spam_lolcat_pics_in_e-mail();</text:p>
      <text:p text:style-name="P10"/>
      <text:p text:style-name="P10">rather than</text:p>
      <text:p text:style-name="P10"/>
      <text:p text:style-name="P10">100011 010100101 <text:s/>11 000 1010011 0101111</text:p>
      <text:p text:style-name="P10"/>
      <text:p text:style-name="P11"><text:span text:style-name="T8">when I’m coding.</text:span></text:p>
      <text:p text:style-name="P9"/>
      <text:p text:style-name="P9"/>
      <text:list xml:id="list202512078662428" text:continue-numbering="true" text:style-name="WWNum1">
        <text:list-item>
          <text:p text:style-name="P6"><text:span text:style-name="T1">(3</text:span><text:bookmark text:name="_GoBack"/><text:span text:style-name="T1"> pts) What is the purpose of the </text:span><text:span text:style-name="T4">main()</text:span><text:span text:style-name="T1"> function in every C program?</text:span></text:p>
        </text:list-item>
      </text:list>
      <text:p text:style-name="P7"><text:span text:style-name="T1"/></text:p>
      <text:p text:style-name="P8"><text:span text:style-name="T1">Main is like the wrapper to a snickers – it contains and drives all of the sweet melty chocolatey goodies insi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74e8" style:text-line-through-style="none" style:text-line-through-type="none" style:text-underline-style="none" style:text-blinking="false"/>
    </style:style>
    <style:style style:name="plaincharacterwrap_20_break" style:display-name="plaincharacterwrap break" style:family="text" style:parent-style-name="Default_20_Paragraph_20_Font"/>
    <style:style style:name="ListLabel_20_1" style:display-name="ListLabel 1" style:family="text">
      <style:text-properties style:font-name="Trebuchet MS" fo:font-family="'Trebuchet MS'" style:font-family-generic="roman" style:font-pitch="variable" fo:font-style="normal" style:font-style-asian="normal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tyle="normal" style:font-name-asian="Times New Roman1" style:font-family-asian="'Times New Roman'" style:font-family-generic-asian="system" style:font-pitch-asian="variable" style:font-style-asian="normal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7709in" fo:text-indent="-0.2709in" fo:margin-left="0.77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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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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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" text:bullet-char="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" text:bullet-char="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rebuchet MS'" style:font-style-name="Regular" style:font-family-generic="swiss" style:font-pitch="variable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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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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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" text:bullet-char="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" text:bullet-char="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T1" style:family="text">
      <style:text-properties fo:color="#990033"/>
    </style:style>
    <style:style style:name="MT2" style:family="text">
      <style:text-properties fo:font-size="10pt" style:font-size-asian="10pt" style:font-size-complex="10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CptS 121 – Program Design and Development</text:span> <text:s text:c="53"/><draw:frame text:anchor-type="as-char" draw:z-index="1" draw:style-name="Mgr1" draw:text-style-name="MP1" svg:width="0.6043in" svg:height="0.3894in"><draw:image xlink:href="Pictures/100002000000005000000032A6DE5DEF57D700F2.png" xlink:type="simple" xlink:show="embed" xlink:actuate="onLoad"><text:p/></draw:image></draw:frame></text:p>
        <text:p text:style-name="Standard">January 18, 2016</text:p>
        <text:p text:style-name="Standard"/>
        <text:p text:style-name="Standard"><text:span text:style-name="MT2">Your Name: ___________________________ <text:s text:c="13"/>TA’s Name: ___________________________</text:span></text:p>
        <text:p text:style-name="Standard"><text:span text:style-name="MT2">ID#: <text:s text:c="13"/>___________________________ <text:s text:c="13"/>Section #: <text:s text:c="3"/>___________________________</text:span></text:p>
      </style:header>
      <style:footer>
        <text:p text:style-name="Footer"><text:span text:style-name="MT1">Instructor: Andrew S. O’Fall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O</meta:initial-creator>
    <meta:editing-cycles>7</meta:editing-cycles>
    <meta:creation-date>2016-01-18T21:39:00</meta:creation-date>
    <dc:date>2018-06-11T20:25:11.283000000</dc:date>
    <meta:editing-duration>PT15M9S</meta:editing-duration>
    <meta:generator>LibreOffice/5.2.7.2$Windows_x86 LibreOffice_project/2b7f1e640c46ceb28adf43ee075a6e8b8439ed10</meta:generator>
    <meta:document-statistic meta:table-count="0" meta:image-count="0" meta:object-count="0" meta:page-count="2" meta:paragraph-count="32" meta:word-count="369" meta:character-count="2345" meta:non-whitespace-character-count="19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